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2">
      <style:paragraph-properties fo:margin-left="0.3752in" fo:margin-right="0in" fo:margin-top="0in" fo:margin-bottom="0in" loext:contextual-spacing="false" fo:text-indent="-0.25in" style:auto-text-indent="false"/>
    </style:style>
    <style:style style:name="P3" style:family="paragraph" style:parent-style-name="Standard" style:list-style-name="WWNum1">
      <style:paragraph-properties fo:margin-left="0.3752in" fo:margin-right="0in" fo:margin-top="0in" fo:margin-bottom="0in" loext:contextual-spacing="false" fo:text-indent="-0.25in" style:auto-text-indent="false"/>
    </style:style>
    <style:style style:name="P4" style:family="paragraph" style:parent-style-name="Standard">
      <style:paragraph-properties fo:margin-left="0.3752in" fo:margin-right="0in" fo:text-indent="-0.25in" style:auto-text-indent="false"/>
    </style:style>
    <style:style style:name="P5" style:family="paragraph" style:parent-style-name="Standard" style:list-style-name="WWNum2">
      <style:paragraph-properties fo:margin-left="0.3752in" fo:margin-right="0in" fo:text-indent="-0.25in" style:auto-text-indent="false"/>
    </style:style>
    <style:style style:name="P6" style:family="paragraph" style:parent-style-name="Standard" style:list-style-name="WWNum1">
      <style:paragraph-properties fo:margin-left="0.3752in" fo:margin-right="0in" fo:text-indent="-0.25in" style:auto-text-indent="false"/>
    </style:style>
    <style:style style:name="P7" style:family="paragraph" style:parent-style-name="Heading_20_1">
      <style:paragraph-properties fo:break-before="page"/>
    </style:style>
    <style:style style:name="P8" style:family="paragraph" style:parent-style-name="Heading_20_1" style:master-page-name="Standard">
      <style:paragraph-properties style:page-number="1"/>
    </style:style>
    <style:style style:name="T1" style:family="text">
      <style:text-properties fo:font-size="12pt" fo:font-weight="normal" style:font-size-asian="12pt" style:font-weight-asian="normal" style:font-size-complex="12pt"/>
    </style:style>
    <style:style style:name="T2" style:family="text">
      <style:text-properties style:text-underline-style="none"/>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vv55gico9o66"/>Hamal’s Movie Records</text:p>
      <text:p text:style-name="Standard">Mr Hamal is a 94-year-old man who instead of enjoying his retirement and shutting down his historic movie rental store, has decided to give a battle to Thugnet and its diabolical IP Tv streaming services.</text:p>
      <text:p text:style-name="Standard">To achieve this, he first needs to digitalize the entire process managed manually in the store, starting from the messy logbook. Hamal hires some young programming wizards to help him out, trying to explain in his own way what are his requirements.<text:tab/><text:tab/></text:p>
      <text:p text:style-name="Standard">He has listed some of his requirements in the first phase.</text:p>
      <text:list xml:id="list774253928" text:style-name="WWNum3">
        <text:list-item>
          <text:p text:style-name="P1">A map of the project to keep things under control. I believe that youngsters call it database schema nowadays.<text:tab/><text:tab/><text:tab/></text:p>
        </text:list-item>
        <text:list-item>
          <text:p text:style-name="P1">Some systems protect the catalogue, and only Mr. Hamal can check and manipulate it entirely.</text:p>
        </text:list-item>
        <text:list-item>
          <text:p text:style-name="P1">He would also like to check it when he’s away from the store like you know when he’s on a different domain to collect some marvel characters.</text:p>
        </text:list-item>
        <text:list-item>
          <text:p text:style-name="P1">He needs some magic trick to show all the movies in the catalogue, eventually sorted by genre, but only to his customers.</text:p>
        </text:list-item>
        <text:list-item>
          <text:p text:style-name="P1">He wants to contact the customer and hence wants to find their email by customer name(first name or last name).</text:p>
        </text:list-item>
        <text:list-item>
          <text:p text:style-name="P1">And Mr Hamal must be able to add, update (by assigning genres for example) and delete movies from the catalogue.</text:p>
        </text:list-item>
        <text:list-item>
          <text:p text:style-name="P1">Being a technology nerd, Mr Hamal wants to know what is the purpose of a function by just going through the codebase.</text:p>
        </text:list-item>
      </text:list>
      <text:p text:style-name="Standard">The purpose is not just to evaluate the technical skills, but also the understanding of the problem, even when it is perhaps not very clear.<text:tab/><text:tab/><text:tab/></text:p>
      <text:p text:style-name="Heading_20_1"><text:bookmark text:name="_399y1ej2st6v"/></text:p>
      <text:p text:style-name="P7"><text:bookmark text:name="_lv972zk7kvvx"/>Directions:</text:p>
      <text:list xml:id="list208523703" text:style-name="WWNum2">
        <text:list-item>
          <text:p text:style-name="P2">Do what you can in the given amount of time, it’s not mandatory to finish everything.</text:p>
        </text:list-item>
        <text:list-item>
          <text:p text:style-name="P2">Although is not necessary here, using a cache system for the queries would be a big thumbs up.</text:p>
        </text:list-item>
        <text:list-item>
          <text:p text:style-name="P2">There are a few repeated patterns in the JSON, try to mitigate the redundancy in the dataset.</text:p>
        </text:list-item>
        <text:list-item>
          <text:p text:style-name="P5">Mr. Hamal doesn’t mind if you insert one of your favorite movies entry in the list.</text:p>
        </text:list-item>
      </text:list>
      <text:p text:style-name="Heading_20_1"><text:bookmark text:name="_fbve1vpl34qy"/><text:span text:style-name="T3">Notes:</text:span><text:tab/><text:tab/></text:p>
      <text:list xml:id="list3443987889650" text:continue-numbering="true" text:style-name="WWNum2">
        <text:list-item>
          <text:p text:style-name="P2">You’re free to use the framework/services you prefer within the <text:span text:style-name="T3">python</text:span> ecosystem.</text:p>
        </text:list-item>
        <text:list-item>
          <text:p text:style-name="P2">Create/keep a to-do list of the requirements you were able to find.</text:p>
        </text:list-item>
        <text:list-item>
          <text:p text:style-name="P2">The movies should be unique, so the e-mails.</text:p>
        </text:list-item>
        <text:list-item>
          <text:p text:style-name="P5">Let’s pretend that this JSON document(attached together) is the current catalogue that Hamal needs to digitalize.<text:tab/><text:tab/><text:tab/><text:tab/><text:tab/><text:tab/><text:tab/><text:tab/></text:p>
        </text:list-item>
      </text:list>
      <text:p text:style-name="Heading_20_1"><text:bookmark text:name="_940333rke9c7"/>Submission:</text:p>
      <text:list xml:id="list3683907159" text:style-name="WWNum1">
        <text:list-item>
          <text:p text:style-name="P3">Submit a GitHub/Gitlab repo with documentation, The frontend is not expected.</text:p>
        </text:list-item>
        <text:list-item>
          <text:p text:style-name="P6">Deploying to Heroku or any free tier service is a bonus.<text:tab/><text:tab/><text:tab/><text:tab/></text:p>
        </text:list-item>
      </text:list>
      <text:p text:style-name="P4"><text:tab/><text:tab/><text:tab/></text:p>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justify" style:justify-single-word="false">
        <style:tab-stops>
          <style:tab-stop style:position="2.6173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justify" style:justify-single-word="false" fo:keep-together="always" fo:break-before="auto" fo:break-after="auto" fo:keep-with-next="always">
        <style:tab-stops>
          <style:tab-stop style:position="2.6173in"/>
        </style:tab-stops>
      </style:paragraph-properties>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ab-stops>
          <style:tab-stop style:position="2.6173in"/>
        </style:tab-stops>
      </style:paragraph-propertie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418" meta:character-count="2340" meta:non-whitespace-character-count="1937"/>
    <meta:generator>LibreOfficeDev/6.0.5.2$Linux_X86_64 LibreOffice_project/</meta:generator>
  </office:meta>
</office:document-meta>
</file>